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C000002C8C30FEC21.png" manifest:media-type="image/png"/>
  <manifest:file-entry manifest:full-path="Pictures/1000000000000510000006A44053CB3F.jpg" manifest:media-type="image/jpeg"/>
  <manifest:file-entry manifest:full-path="Pictures/10000001000001A0000002DF383AAB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845cm" svg:x="1cm" svg:y="0.155cm" presentation:class="title" presentation:user-transformed="true">
          <draw:text-box>
            <text:p><text:span text:style-name="T1">Computerising Early Slavic Phonology and Morphology</text:span></text:p>
          </draw:text-box>
        </draw:frame>
        <draw:frame draw:style-name="gr1" draw:text-style-name="P1" draw:layer="layout" svg:width="7.64cm" svg:height="13.5cm" svg:x="20.36cm" svg:y="2cm">
          <draw:image xlink:href="Pictures/10000001000001A0000002DF383AAB24.png" xlink:type="simple" xlink:show="embed" xlink:actuate="onLoad" draw:mime-type="image/png">
            <text:p/>
          </draw:image>
        </draw:frame>
        <draw:frame draw:style-name="gr1" draw:text-style-name="P1" draw:layer="layout" svg:width="9.91cm" svg:height="13cm" svg:x="0.09cm" svg:y="2.5cm">
          <draw:image xlink:href="Pictures/1000000000000510000006A44053CB3F.jpg" xlink:type="simple" xlink:show="embed" xlink:actuate="onLoad" draw:mime-type="image/jpeg">
            <text:p/>
          </draw:image>
        </draw:frame>
        <draw:frame draw:style-name="gr1" draw:text-style-name="P1" draw:layer="layout" svg:width="9.5cm" svg:height="12.167cm" svg:x="10.5cm" svg:y="3cm">
          <draw:image xlink:href="Pictures/100000010000022C000002C8C30FEC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45:36.490480977</meta:creation-date>
    <dc:date>2025-01-15T20:20:47.253692449</dc:date>
    <meta:editing-duration>PT44M52S</meta:editing-duration>
    <meta:editing-cycles>6</meta:editing-cycles>
    <meta:generator>LibreOffice/24.8.3.2$Linux_X86_64 LibreOffice_project/480$Build-2</meta:generator>
    <meta:document-statistic meta:object-count="30"/>
  </office:meta>
</office:document-meta>
</file>